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Įprastasis" style:master-page-name="MP0" style:family="paragraph">
      <style:paragraph-properties fo:break-before="page" fo:text-align="justify" fo:text-indent="0.9in"/>
    </style:style>
    <style:style style:name="T2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3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4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5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  <style:style style:name="P7" style:parent-style-name="Įprastasis" style:family="paragraph">
      <style:paragraph-properties fo:text-align="justify" fo:text-indent="0.9in"/>
    </style:style>
    <style:style style:name="T8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9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0" style:parent-style-name="Įprastasis" style:family="paragraph">
      <style:paragraph-properties fo:text-align="justify" fo:text-indent="0.9in"/>
    </style:style>
    <style:style style:name="T11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2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3" style:parent-style-name="Įprastasis" style:family="paragraph">
      <style:paragraph-properties fo:text-align="justify" fo:text-indent="0.9in"/>
    </style:style>
    <style:style style:name="T14" style:parent-style-name="Numatytasispastraiposšriftas" style:family="text">
      <style:text-properties style:font-name="Times New Roman" fo:font-weight="bold" style:font-weight-asian="bold" style:font-weight-complex="bold" fo:color="#424242" fo:font-size="12pt" style:font-size-asian="12pt" style:font-size-complex="12pt" fo:background-color="#FFFFFF"/>
    </style:style>
    <style:style style:name="T15" style:parent-style-name="Numatytasispastraiposšriftas" style:family="text">
      <style:text-properties style:font-name="Times New Roman" fo:color="#424242" fo:font-size="12pt" style:font-size-asian="12pt" style:font-size-complex="12pt" fo:background-color="#FFFFFF"/>
    </style:style>
    <style:style style:name="P16" style:parent-style-name="Įprastasis" style:family="paragraph">
      <style:paragraph-properties fo:text-align="justify" fo:text-indent="0.9in"/>
      <style:text-properties style:font-name="Times New Roman" fo:color="#424242" fo:font-size="12pt" style:font-size-asian="12pt" style:font-size-complex="12pt" fo:background-color="#FFFFFF"/>
    </style:style>
  </office:automatic-styles>
  <office:body>
    <office:text text:use-soft-page-breaks="true">
      <text:p text:style-name="P1"><text:span text:style-name="T2">PUIKYBĖS</text:span><text:span text:style-name="T3"><text:s/>drakonas – gimimo laikotarpiai: 1990.07.31-1991.04.25</text:span></text:p>
      <text:p text:style-name="P4"><text:tab/><text:tab/><text:tab/><text:s text:c="9"/>1999.06.05-2000.02.28</text:p>
      <text:p text:style-name="P5"><text:tab/><text:tab/><text:tab/><text:s text:c="9"/>2008.04.10-2009.01.02</text:p>
      <text:p text:style-name="P6"><text:tab/><text:tab/><text:tab/><text:s text:c="9"/>.......</text:p>
      <text:p text:style-name="P7"><text:span text:style-name="T8">Ydos esmė</text:span><text:span text:style-name="T9"><text:s/>– pažeistas Jupiteris verčia žmogų manyti, kad jis jau tobulas, kad jau viską žino geriau už kitus, už knygas ir kanonus; jis tiki, kad jo pareiga – mokyti kitus. Toks požiūris veda žmogų į puikybę bei fanatizmą, atmetantį viską, kas nepakliūva į apibrėžtas ribas.<text:s/></text:span></text:p>
      <text:p text:style-name="P10"><text:span text:style-name="T11">Palėptas talentas:<text:s/></text:span><text:span text:style-name="T12">akimirksniu atpažįsta klaidingus mokytojus, karjeristus, pasipūtėlius; daugiau tyli, seka savo mintis, praktikuoja susitaikymą; tampa didžiu mokytoju, atiduodančiu žinias, gautas ne iš knygų, o per patirtį; tampa keliautoju, atveriančiu pasauliui naujas nepažintas erdves.</text:span></text:p>
      <text:p text:style-name="P13"><text:span text:style-name="T14">Nuodėmingas mąstymo modelis</text:span><text:span text:style-name="T15"><text:s/>(konservatyvumas; rituališkumas; puikavimasis; fanatizmas; hiperaktyvumas; panieka; kaukė; idealizacija; išdidumas; pataikavimas). Pvz, kaip fanatizmas apimtų: kaip jie visi nesupranta, kad eina į pražūtį, kad būdami kitatikiais pateks į pragarą . . . Aš turiu savo dvasios mokytoją, todėl <text:s/>niekada gyvenime neinu ir neisiu į kito mokytojo rengiamus užsiėmimus. Kai pamatau moterį, mūvinčią auksinį žiedą su perlu, visada perspėju ją, kad taip neteisinga, kad perlas turi būti nešiojamas su sidabru.<text:s/></text:span></text:p>
      <text:p text:style-name="P16">Kad nugalėti ydą būtina įgyti priešingų savybių. Padės dvynio principai (stebėti; ieškoti naujų žinių; mokytis; keliauti; būti savimi; rūpinkitės tik savimi).<text:s/></text:p>
      <text:p text:style-name="Įprastas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paragraph-properties fo:line-height="104%"/>
      <style:text-properties style:font-name="Calibri" style:font-name-asian="Calibri" style:font-name-complex="Times New Roman" fo:hyphenate="false"/>
    </style:style>
    <style:style style:name="Numatytasispastraiposšriftas" style:display-name="Numatytasis pastraipos šrifta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rgita  Jurėnienė</meta:initial-creator>
    <dc:creator>Jurgita  Jurėnienė</dc:creator>
    <meta:creation-date>2022-02-15T09:59:00Z</meta:creation-date>
    <dc:date>2022-02-15T09:59:00Z</dc:date>
    <meta:template xlink:href="Normal.dotm" xlink:type="simple"/>
    <meta:editing-cycles>2</meta:editing-cycles>
    <meta:editing-duration>PT0S</meta:editing-duration>
    <meta:document-statistic meta:page-count="1" meta:paragraph-count="2" meta:word-count="897" meta:character-count="1407" meta:row-count="4" meta:non-whitespace-character-count="512"/>
  </office:meta>
</office:document-meta>
</file>